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P1" style:family="paragraph" style:parent-style-name="eTekst1">
      <style:paragraph-properties fo:text-align="justify" style:justify-single-word="false"/>
      <style:text-properties fo:font-style="normal" fo:font-weight="normal" style:font-style-asian="normal" style:font-weight-asian="normal" style:font-style-complex="normal" style:font-weight-complex="normal"/>
    </style:style>
    <style:style style:name="P2" style:family="paragraph" style:parent-style-name="eNagłówek1">
      <style:text-properties fo:font-style="normal" fo:font-weight="normal" style:font-style-asian="normal" style:font-weight-asian="normal" style:font-style-complex="normal" style:font-weight-complex="normal"/>
    </style:style>
    <style:style style:name="P3" style:family="paragraph" style:parent-style-name="eLista1">
      <style:text-properties fo:font-style="normal" fo:font-weight="normal" style:font-style-asian="normal" style:font-weight-asian="normal" style:font-style-complex="normal" style:font-weight-complex="normal"/>
    </style:style>
    <style:style style:name="P4" style:family="paragraph" style:parent-style-name="eTekst1">
      <style:paragraph-properties fo:margin-left="0.019cm" fo:margin-right="0cm" fo:margin-top="0cm" fo:margin-bottom="0cm" fo:line-height="0.6cm" fo:text-indent="1.101cm" style:auto-text-indent="false" style:shadow="none"/>
      <style:text-properties style:font-name="Times New Roman1" fo:font-size="12pt" style:font-size-asian="10.5pt"/>
    </style:style>
    <style:style style:name="P5" style:family="paragraph" style:parent-style-name="eTekst1" style:master-page-name="">
      <style:paragraph-properties fo:margin-left="0.019cm" fo:margin-right="0cm" fo:margin-top="0cm" fo:margin-bottom="0cm" fo:line-height="0.6cm" fo:text-indent="1.101cm" style:auto-text-indent="false" style:page-number="auto" style:shadow="none"/>
      <style:text-properties style:font-name="Times New Roman1" fo:font-size="12pt" style:font-size-asian="10.5pt"/>
    </style:style>
    <style:style style:name="P6" style:family="paragraph" style:parent-style-name="eTekst1" style:master-page-name="">
      <style:paragraph-properties fo:margin-left="0.019cm" fo:margin-right="0cm" fo:margin-top="0cm" fo:margin-bottom="0cm" fo:line-height="0.6cm" fo:text-indent="1.101cm" style:auto-text-indent="false" style:page-number="auto" style:shadow="none"/>
    </style:style>
    <style:style style:name="P7" style:family="paragraph" style:parent-style-name="eTekst1">
      <style:paragraph-properties fo:margin-left="0.019cm" fo:margin-right="0cm" fo:margin-top="0cm" fo:margin-bottom="0cm" fo:line-height="0.6cm" fo:text-indent="1.101cm" style:auto-text-indent="false" style:shadow="none"/>
    </style:style>
    <style:style style:name="P8" style:family="paragraph" style:parent-style-name="eTekst1" style:master-page-name="">
      <style:paragraph-properties fo:margin-left="0.019cm" fo:margin-right="0cm" fo:margin-top="0cm" fo:margin-bottom="0cm" fo:line-height="0.6cm" fo:text-indent="1.101cm" style:auto-text-indent="false" style:page-number="auto" style:shadow="none"/>
    </style:style>
    <style:style style:name="P9" style:family="paragraph" style:parent-style-name="eLista1" style:list-style-name="L1"/>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style:font-name="Times New Roman1" fo:font-size="12pt" style:font-size-asian="10.5pt"/>
    </style:style>
    <style:style style:name="T9" style:family="text">
      <style:text-properties style:font-name="Times New Roman1" fo:font-size="12pt" fo:font-style="normal" fo:font-weight="normal" style:font-size-asian="10.5pt" style:font-style-asian="normal" style:font-weight-asian="normal" style:font-style-complex="normal" style:font-weight-complex="normal"/>
    </style:style>
    <style:style style:name="T10" style:family="text">
      <style:text-properties style:font-name="Times New Roman1" fo:font-size="12pt" fo:font-style="normal" style:text-underline-style="none" fo:font-weight="normal" style:font-size-asian="10.5pt" style:font-style-asian="normal" style:font-weight-asian="normal" style:font-style-complex="normal" style:font-weight-complex="normal"/>
    </style:style>
    <style:style style:name="T11" style:family="text">
      <style:text-properties style:font-name="Times New Roman1" fo:font-size="12pt" fo:font-style="italic" fo:font-weight="normal" style:font-size-asian="10.5pt" style:font-style-asian="italic" style:font-weight-asian="normal" style:font-style-complex="italic" style:font-weight-complex="normal"/>
    </style:style>
    <style:style style:name="T12" style:family="text">
      <style:text-properties style:font-name="Times New Roman1" fo:font-size="12pt" fo:font-style="italic" style:font-size-asian="10.5pt"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k zmieniało się myślenie o programowaniu<text:line-break/>i jak powstała metodyka <text:span text:style-name="T2">BDD</text:span>.</text:p>
      <text:p text:style-name="P2"/>
      <text:p text:style-name="P5">Programowanie było jeszcze bardzo młodą dziedziną nauki, kiedy pod koniec lat 50ych XX wieku w <text:span text:style-name="T2">Massachusetts Institute of Technology</text:span> pojawiły się pierwsze próby wprowadzenia „obiektów” jako jej podstawowego budulca. Cyfrowy obiekt miał reprezentować nowy poziom abstrakcji, stanowić most pomiędzy ludzkim językiem i jego postrzeganiem świata, a pamięcią komputera, w której wszystko musi mieć swoje miejsce, wartość; a przy tym koncepcja ta miała być instynktownie prosta, jak pojęcie podmiotu w zdaniu. Stworzony w 1958 r. przez Johna McCarthy'ego (nagroda Turinga w 1971 r. za prace nad podstawami sztucznej inteligencji) język <text:span text:style-name="T2">LISP</text:span> oferował „atomy” <text:s/>– protoplastów dzisiejszych obiektów – i system ich atrybutów na długo przed tym, gdy dr Alan Kay (który w 2003 r. otrzymał nagrodę Turinga za wkład w prace nad językami programowania, jak również interfejsami graficznymi) w 1966 r. zaproponował termin <text:span text:style-name="T2">object-oriented programming</text:span><text:note text:id="ftn1" text:note-class="footnote"><text:note-citation>1</text:note-citation><text:note-body><text:p text:style-name="Footnote">http://userpage.fu-berlin.de/~ram/pub/pub_jf47ht81Ht/doc_kay_oop_en (stan z dnia 12.07.2011)</text:p></text:note-body></text:note> (ang. programowanie zorientowane obiektowo – choć w języku polskim używa się prostszej nazwy „programowanie obiektowe”). Język <text:span text:style-name="T2">LISP</text:span> nie był dla Kaya jedyną inspiracją – na przełomie lat 1960-61 Ivan Edward Sutherland (laureat nagrody Turinga w 1988 r.) rozwijał swój autorski projekt <text:span text:style-name="T2">Sketchpad</text:span>, kładąc kamień węgielny pod całą rodzinę programów typu <text:span text:style-name="T2">CAD</text:span> (<text:span text:style-name="T2">Computer-aided Design</text:span>, ang. Projektowanie Wspomagane Komputerowo). Jednak ten pierwszy w historii program z interfejsem graficznym (którego Kay stał się natychmiast gorącym orędownikiem), napisany został w języku, który przeznaczony był tylko dla niego; poza tym miał inną wadę – działał na superkomputerze <text:span text:style-name="T2">Lincoln TX-2</text:span>, o którym dr Alan Kay powiedział: „Był to ostatni komputer w Ameryce, który miał własny dach”<text:note text:id="ftn2" text:note-class="footnote"><text:note-citation>2</text:note-citation><text:note-body><text:p text:style-name="Footnote">W 1987r, na potrzeby <text:span text:style-name="T2">University Video Communications</text:span><text:span text:style-name="T7">,</text:span><text:span text:style-name="T2"> </text:span><text:span text:style-name="T7">dr Alan Kay przeprowadził prezentację pionierskich systemów komputerowych, które jako pierwsze w latach 60-tych i 70-tych przedstawiły światu interfejs użytkownika; w połowie piątej minuty filmu rozpoczyna się prezentacja programu </text:span><text:span text:style-name="T2">Sketchpad</text:span><text:span text:style-name="T7"> – http</text:span>://www.archive.org/details/AlanKeyD1987 (stan z dnia 13.07.2011)</text:p></text:note-body></text:note>.</text:p>
      <text:p text:style-name="P4">Pierwszy język programowania, w którym explicite zdefiniowano obiekty powstał jednak nie na terenie Stanów Zjednoczonych, ale w odległej Norwegii – był to język <text:span text:style-name="T2">Simula I</text:span>, autorstwa Kristena Nygaarda i Ole-Johana Dahla (nagroda Turinga przyznana obojgu w 2001 r. za pionierskie prace nad programowaniem obiektowym). Zgodnie z nazwą, rodzina języków <text:span text:style-name="T2">Simula</text:span> (później powstał jeszcze <text:span text:style-name="T2">Simula 67</text:span>) służyła do przeprowadzania symulacji – nie tylko wspomaganych komputerowo, ale także wykonywanych w całości w pamięci maszyny. Nowatorskie rozwiązania zapewniły norweskim informatykom sławę. W roku 1962 Nygaard został zaproszony do laboratoriów <text:span text:style-name="T2">UNIVAC</text:span>, producenta komputerów „biznesowych”, czyli maszyn typu mainframe. W czasie swojego pobytu w USA prezentował rozwiązania programowania obiektowego, które sam stworzył. Wkrótce <text:span text:style-name="T2">Simula</text:span> zaczęła zdobywać uznanie na całym świecie, <text:soft-page-break/>zaimplementowano ją w amerykańskim komputerze <text:span text:style-name="T2">Burroughs B5500</text:span>, i w radzieckim <text:span text:style-name="T2">Ural-16</text:span>.</text:p>
      <text:p text:style-name="P6"><text:span text:style-name="T8">W 1966 r. brytyjski informatyk Sir Charles Antony Richard Hoare (laureat nagrody Turinga w 1980 r.) przedstawił definicję „klasy” – formalnego opisu danego rodzaju obiektu, przy założeniu, że programista może stworzyć podklasę – nowy „gatunek” obiektu, który „dziedziczyć” będzie atrybuty z klasy z której się wywodzi, dokonując na nich własnych zmian, analogicznie jak podczas ewolucji czynią to gatunki potomne w przyrodzie. Rok później powstał </text:span><text:span text:style-name="T12">Simula 67</text:span><text:span text:style-name="T8"> – był pierwszym językiem w historii, który wprowadził klasy i pierwszym wyposażonym w system </text:span><text:span text:style-name="T12">garbage collection</text:span><text:span text:style-name="T8"> (ang. zbieranie śmieci) – proces działający w tle programu, „czyszczący” zwalniane komórki pamięci tak, by łatwo zająć je mogły inne progra</text:span><text:span text:style-name="T4">my. W maju tego roku, w Oslo, przyjęto formalną definicję tego języka, a już w czerwcu Ole-Johan Dahl postulował wprowadzenie paradygmatu, który miał traktować typy prymitywne (liczby, znaki alfanumeryczne, wartości logiczne) jako obiekty określonej klasy, w ten sposób unifikując wszystkie dane programu do postaci obiektu. Jego propozycja została jednak odrzucona.</text:span></text:p>
      <text:p text:style-name="P6"><text:span text:style-name="T4">Dr Alan Kay, </text:span><text:span text:style-name="T9">zafascynowany</text:span><text:span text:style-name="T4"> biologią, widział przyszłość programistyki w kontynuowaniu prac nad „obiektem” – cyfrowym bytem, opisanym atrybutami, reagującym na komunikaty, wysyłane przez inne byty. Atomy </text:span><text:span text:style-name="T1">LISPa</text:span><text:span text:style-name="T4"> były dosyć prymitywne, obejmowały tylko liczby i łańcuchy znaków (zwane symbolami); program </text:span><text:span text:style-name="T1">Sketchpad</text:span><text:span text:style-name="T4"> traktował geometryczne wierzchołki, krawędzie, a również całe figury, jako obiekty, ale jakkolwiek innowacyjne rozwiązania wprowadzał (jest pierwszym programem wykorzystującym ideę „ekranu dotykowego”, chociaż „dotyk” odbywał się tutaj za pomocą świetlnego rysika, więc system nie reagowałby na dotyk ludzkiej dłoni), w swojej implementacji ograniczony był do konkretnego rozwiązania – projektowania graficznego. </text:span><text:span text:style-name="T1">Simula I </text:span><text:span text:style-name="T4">i</text:span><text:span text:style-name="T1"> 67</text:span><text:span text:style-name="T4">, były krokiem w dobrym kierunku, ale choć języki te jako pierwsze wprowadziły w życie koncepcje, o których Kay mówił na konferencjach otwarcie już od roku, chociaż dawały programistom potężne narzędzie w postaci cyfrowego obiektu i jego klasy, to już w 1969r Kay (pracujący wtedy w ośrodku </text:span><text:span text:style-name="T1">Xerox</text:span><text:span text:style-name="T4"> w Palo Alto) poprowadził zespół w pracach nad językiem nowej generacji.</text:span></text:p>
      <text:p text:style-name="P6"><text:span text:style-name="T4">W roku 1972 </text:span><text:span text:style-name="T9">powstał</text:span><text:span text:style-name="T4"> język </text:span><text:span text:style-name="T1">Smalltalk </text:span><text:span text:style-name="T4">(wśród członków zespołu Kaya należy wymienić </text:span><text:bookmark text:name="firstHeading"/><text:span text:style-name="T4">Daniela Ingallsa, który pierwszą wersję nowego języka zaimplementował w ciągu zaledwie kilku dni na podstawie jednej strony notatek, w efekcie wygrywając zakład z Kayem). Na przestrzeni lat 1972-80 powstało kilka wersji rozwojowych tego języka. Zaprezentowany w 1980 r. </text:span><text:span text:style-name="T1">Smalltalk-80</text:span><text:span text:style-name="T4"> z niewielkimi zmianami przetrwał do dziś i wciąż jest wykorzystywany w praktyce. Podstawową ideą tego języka było „traktowanie wszystkiego jako obiekt” – tak, jak to w 1967 r. w Oslo postulował Ole-Johan Dahl. Ujednolicenie wszystkich „podmiotów” biorących udział w konstrukcji programu, poza spełnieniem osobistego marzenia dra Alana Kaya o języku prawdziwie „obiektowo-zorientowanym”, miało bardzo konkretny cel – zmienić sposób myślenia programistów.</text:span></text:p>
      <text:p text:style-name="P6"><text:span text:style-name="T4">Pracując jeszcze w </text:span><text:span text:style-name="T1">MIT</text:span><text:span text:style-name="T4">, dr Kay miał okazję obserwować początki rewolucji w komunikacji człowieka z maszyną. Wśród prekursorów w tej dziedzinie należy </text:span><text:soft-page-break/><text:span text:style-name="T4">wymienić rzecz jasna wspomnianego wcześniej Ivana Sutherlanda, ale przede wszystkim Douglasa Carla Engelbarta (nagroda Turinga w 1997 r.) – wynalazcę myszki komputerowej i </text:span><text:span text:style-name="T1">hipertekstu</text:span><text:span text:style-name="T4"> – systemu wzajemnie powiązanych dokumentów (leksji), które użytkownik nawiguje nie w ustalonej kolejności, a wg. własnego uznania, wybierając odpowiednie łącza – bez tego wynalazku internet, jakim go znamy, nigdy by nie powstał. Mimo wszystko te koncepcje całkowicie odmiennego podejścia do komunikacji z maszyną przez blisko 20 lat pozostawały tylko w sferze ciekawostek. Doświadczenia wyniesione przez dr Alana Kaya z tych obserwacji umocniły go w przekonaniu, że komputery zmieniły się wystarczająco i nadszedł czas by zmienić „drugą </text:span><text:span text:style-name="T9">stronę”</text:span><text:span text:style-name="T4"> dialogu: użytkownika i jego podejście. Przyświecała mu przy tym myśl kanadyjskiego filozofa i teoretyka komunikacji Herberta Marshalla McLuhana (jako człowiek niezwiązany z amerykańskimi ośrodkami badań i rozwoju informatyki przewidział powstanie sieci komputerowej i unifikację mediów na 30 lat zanim został stworzony internet; jako pierwszy użył też powiedzenia, że świat dąży do tego, by stać się „globalną wioską”), który żartobliwie mówił, że „nie wiemy kto wymyślił wodę, ale na pewno nie były to ryby” – przekaz był dla Kaya jasny, rewolucji obsługi komputera nie można dokonać tylko w gronie naukowców, którzy od lat stykają się z najnowszymi technologiami. Potrzebni byli użytkownicy „z zewnątrz”.</text:span></text:p>
      <text:p text:style-name="P6"><text:span text:style-name="T1">Smalltalk</text:span><text:span text:style-name="T4"> posłużył w serii eksperymentów w drugiej połowie lat 70ych, w których wzięło udział kilkaset dzieci w wieku lat 12-13 z okolicznych szkół w Palo Alto. W ciągu trwających dwa szkolne semestry zajęć nauczono młodych programistów obsługi komend </text:span><text:span text:style-name="T1">Smalltalk</text:span><text:span text:style-name="T4"> poczynając od tych prostych, odziedziczonych po języku </text:span><text:span text:style-name="T1">Logo – </text:span><text:span text:style-name="T4">czyli tworzenia grafiki na ekranie za pomocą funkcji – aż po naukę pisania własnych programów. Najważniejszym elementem eksperymentu były zajęcia prowadzone dla uczniów przez uczniów ze starszych klas. Okazało się, że </text:span><text:span text:style-name="T9">dzieci,</text:span><text:span text:style-name="T4"> które nie miały wcześniej żadnej styczności z informatyką, nie będące „zakładnikami” starych koncepcji programowania, były w stanie pisać kompletne programy użytkowe, jak edytory grafiki i animacji, a ich kod był wyjątkowo koherentny w porównaniu z tym jak wyglądałby on w języku proceduralnym. Zespół </text:span><text:span text:style-name="T1">Xeroxa</text:span><text:span text:style-name="T4"> z Palo Alto dowiódł tym samym, że paradygmat „obiektu” jest naturalny, instynktownie rozumiany nawet przez dzieci, mające zaledwie kilkumiesięczne doświadczenie w pracy z komputerem.</text:span></text:p>
      <text:p text:style-name="P7"><text:span text:style-name="T4">Języki z rodziny </text:span><text:span text:style-name="T1">Smalltalk</text:span><text:span text:style-name="T4">, pierwsze w historii „zorientowane obiektowo”, stały się inspiracją dla wielu późniejszych języków wysokiego poziomu, jak chociażby </text:span><text:span text:style-name="T1">Java</text:span><text:span text:style-name="T4">, dodatkowo część języków przejęła rozwiązania składni i dynamicznego typowania (typ, czyli klasa zmiennych nie jest deklarowana wprost, przez podanie słowa kluczowego, ale przez przypisanie wartości), są to przede wszystkim języki skryptowe i interpretowane, jak </text:span><text:span text:style-name="T1">Perl</text:span><text:span text:style-name="T4">, </text:span><text:span text:style-name="T1">Python</text:span><text:span text:style-name="T4"> i </text:span><text:span text:style-name="T1">Ruby</text:span><text:span text:style-name="T4">.</text:span></text:p>
      <text:p text:style-name="P6"><text:span text:style-name="T4">Nie ma przesady w mówieniu, że programowanie obiektowe zrewolucjonizowało informatykę, chociaż na prawdziwe efekty należało czekać do lat 80ych, kiedy komputery osobiste na dobre trafiły do domów indywidualnych użytkowników, a programowaniem mogli zająć się ludzie nie związani z uczelnianymi, bądź wojskowymi ośrodkami badań. </text:span><text:soft-page-break/><text:span text:style-name="T4">Do dziś jedyną alternatywą dla programowania </text:span><text:span text:style-name="T9">proceduralnego</text:span><text:span text:style-name="T4"> jest programowanie obiektowe, a najpopularniejsze języki</text:span><text:span text:style-name="T4"><text:note text:id="ftn3" text:note-class="footnote"><text:note-citation>3</text:note-citation><text:note-body><text:p text:style-name="Footnote">Wykresy popularności języków programowania używanych w projektach http://www.langpop.com/ (stan z dnia 12.07.2011)</text:p></text:note-body></text:note></text:span><text:span text:style-name="T4"> w użyciu są właśnie obiektowymi. Wyjątkiem jest język </text:span><text:span text:style-name="T1">C</text:span><text:span text:style-name="T4">, któremu historia wyznaczyła specjalnie miejsce: jako język niemal natywny dla tworzonych procesorów obsługuje ich najbardziej podstawowe funkcje, jest przez to najszybciej wykonywanym ze wszystkich języków wysokiego poziomu (choć często mówi się o nim, jako o języku poziomu pośredniego), stanowi przez to jedyny słuszny wybór, gdy liczy się szybkość, a nie wygoda wynikająca z użycia obiektów.</text:span></text:p>
      <text:p text:style-name="P1"/>
      <text:p text:style-name="P6"><text:span text:style-name="T4">Rok 1958 był bardzo ważny w historii informatyki i telekomunikacji nie tylko ze względu na pionierskie prace nad rozwojem programowania w instytucie </text:span><text:span text:style-name="T1">MIT</text:span><text:span text:style-name="T4">. Amerykanie od początku lat 50ych opracowywali narzędzie ułatwiające komunikację i współpracę cywilnych i wojskowych ośrodków badawczych rozsianych po terenie całych Stanów. Pomysł wykorzystania sieci </text:span><text:span text:style-name="T9">komputerowej,</text:span><text:span text:style-name="T4"> przesyłającej dane podzielone na „pakiety” pochodził od Paula Barana, informatyka polskiego pochodzenia (ur. w 1926 r, w Grodnie – obecnie Białoruś) ówczesnego członka RAND Corporation, jednego z pierwszych „think-tanków” w historii, i stanowił odpowiedź na postawione przez Departament wymaganie, aby system taki był w stanie przetrwać atak nuklearny z użyciem wielu głowic, co oznaczało, że musiał być zdecentralizowany. Do roku 1957 prace na ten temat były czysto teoretyczne, gdy nieoczekiwanie świat obiegła wiadomość, że Związek Radziecki umieścił na ziemskiej orbicie pierwszego satelitę w historii – </text:span><text:span text:style-name="T1">Sputnika 1</text:span><text:span text:style-name="T4">. Podjęto decyzję o natychmiastowym przyspieszeniu badań i już rok później, w 1958 r., administracja prezydenta Dwighta Eisenhowera powołała agencję </text:span><text:span text:style-name="T1">ARPA</text:span><text:span text:style-name="T4"> (</text:span><text:span text:style-name="T1">Advanced Research Projects Agency</text:span><text:span text:style-name="T4"> ang. Agencja Zaawansowanych Projektów Badawczych).</text:span></text:p>
      <text:p text:style-name="P6"><text:span text:style-name="T4">Zadanie stworzenia komputerowej sieci </text:span><text:span text:style-name="T9">było</text:span><text:span text:style-name="T4"> tylko jednym z wielu, jakie rząd zlecił nowo powstałej agencji, ale mimo wszystko na pierwsze efekty trzeba było czekać zaskakująco długo, bo aż jedenaście lat. Projekt rozwijany był jednocześnie w kilku różnych ośrodkach badawczych, a najlepiej rokujące pomysły tworzyły pewnego rodzaju rdzeń dalszych prac. Pierwsze połączenie dwóch niezależnych ośrodków nastąpiło w Kalifornii w 1969 r. pomiędzy Instytutem Badawczym Stanforda, a kampusem Uniwersytetu Kalifornijskiego w Los Angeles</text:span><text:span text:style-name="T4"><text:note text:id="ftn4" text:note-class="footnote"><text:note-citation>4</text:note-citation><text:note-body><text:p text:style-name="Footnote">http://www.netvalley.com/cgi-bin/intval/net_history.pl (stan z dnia 17.07.2011)</text:p></text:note-body></text:note></text:span><text:span text:style-name="T4"> – jest to dystans około 500 kilometrów. Jeszcze w grudniu tego roku w sieci nazywanej </text:span><text:span text:style-name="T1">ARPANETem</text:span><text:span text:style-name="T4"> połączone były cztery ośrodki; trzy w Kalifornii, jeden w Utah. To właśnie możliwość włączenia istniejących, wewnętrznych sieci jako podsieci do większego systemu teleinformatycznego, zapewniła </text:span><text:span text:style-name="T1">ARPANETowi</text:span><text:span text:style-name="T4"> sukces.</text:span></text:p>
      <text:p text:style-name="P6"><text:span text:style-name="T4">W połowie lat 70ych na całym świecie operowało kilka niezależnych sieci komputerowych, jak francuski </text:span><text:span text:style-name="T1">CYCLADES</text:span><text:span text:style-name="T4"> i </text:span><text:span text:style-name="T9">brytyjska</text:span><text:span text:style-name="T4"> sieć Mark I, a w samych Stanach Zjednoczonych: </text:span><text:span text:style-name="T1">Tymnet</text:span><text:span text:style-name="T4"> w Kaliforni, czy </text:span><text:span text:style-name="T1">Merit Network</text:span><text:span text:style-name="T4"> w stanie Michigan. Zrodził się problem jak połączyć istniejące sieci całego świata w jeden wydajny układ. W 1974 r. w efekcie współpracy Roberta Kahna z </text:span><text:span text:style-name="T1">DARPA</text:span><text:span text:style-name="T4"> </text:span><text:span text:style-name="T6">(Agencja została przemianowana na </text:span><text:soft-page-break/><text:span text:style-name="T3">Defense Advanced Research Projects Agency</text:span><text:span text:style-name="T6"> w 1972 r.)</text:span><text:span text:style-name="T4"> i Vintona Cerfa z Uniwersytetu Stanforda, powstała „specyfikacja </text:span><text:span text:style-name="T1">RFC-675</text:span><text:span text:style-name="T4"><text:note text:id="ftn5" text:note-class="footnote"><text:note-citation>5</text:note-citation><text:note-body><text:p text:style-name="Footnote">http://tools.ietf.org/html/rfc675 (stan z dnia 17.07.2011)</text:p></text:note-body></text:note></text:span><text:span text:style-name="T4">”, w tytule której po raz pierwszy pada nazwa „internet”. Najważniejszym punktem dokumentu było postulowanie o umniejszenie roli samej sieci do zaledwie medium, przenoszącego pakiety, całą resztę pracy miały wykonywać przede wszystkim serwery i w mniejszym stopniu maszyny klienckie; był to pomysł zaczerpnięty od twórcy </text:span><text:span text:style-name="T1">CYCLADESa</text:span><text:span text:style-name="T4"> – Louisa Pouzina. W roku 1982 formalnie zdefiniowano i opatentowano protokół </text:span><text:span text:style-name="T1">TCP/IP</text:span><text:span text:style-name="T4">.</text:span></text:p>
      <text:p text:style-name="P6"><text:span text:style-name="T4">Jeszcze do końca lat 80ych na terenie USA powstawały odrębne sieci naukowe jak </text:span><text:span text:style-name="T1">CSNET</text:span><text:span text:style-name="T4"> (</text:span><text:span text:style-name="T1">Computer Science Network</text:span><text:span text:style-name="T4">) i </text:span><text:span text:style-name="T1">NSFNET</text:span><text:span text:style-name="T4"> </text:span><text:span text:style-name="T11">(National</text:span><text:span text:style-name="T4"> </text:span><text:span text:style-name="T1">Science Foundation</text:span><text:span text:style-name="T4">), ale już z początkiem lat 90ych stanowiły wraz z </text:span><text:span text:style-name="T1">ARPANETem</text:span><text:span text:style-name="T4"> jeden nierozróżnialny system, pozbawiony elementów centralnych, tak, jak przewidywały to wymagania Departamentu Obrony sprzed 40 lat. Termin „internet” który wcześniej był zaledwie skrótem od wyrażenia </text:span><text:span text:style-name="T1">internetworking</text:span><text:span text:style-name="T4"> (ang. praca wewnątrz sieci) – zaczął być używany jako nazwa własna nowego medium teleinformatycznego.</text:span></text:p>
      <text:p text:style-name="P6"><text:span text:style-name="T4">Ośrodek </text:span><text:span text:style-name="T1">CERN</text:span><text:span text:style-name="T4"> w Europie kuszony </text:span><text:span text:style-name="T9">perspektywami</text:span><text:span text:style-name="T4"> połączenia z uczelniami zza oceanu zaadaptował rozwiązania </text:span><text:span text:style-name="T1">TCP/IP</text:span><text:span text:style-name="T4"> na własne potrzeby. To właśnie tam już w 1989 r. Sir Timothy Berners-Lee przedstawił propozycję utworzenia systemu, który umożliwi magazynowanie i przeglądanie danych wewnątrz sieci, wykorzystując do tego programy zwane „przeglądarkami”, działające za zasadzie obsługi </text:span><text:span text:style-name="T1">hipertkestu</text:span><text:span text:style-name="T4"> – pomysłu Douglasa Engelbarta sprzed trzydziestu lat, który jeszcze nie doczekał się realizacji na skalę światową. Rok później do Bernersa-Lee dołączył Belg Robert Cailliau; razem dopracowali projekt, stworzyli pierwszą przeglądarkę, pierwsze strony hipertekstowe i serwer na stacji roboczej </text:span><text:span text:style-name="T1">NeXT</text:span><text:span text:style-name="T4">, do którego można było się połączyć i czytać znajdujące się na nim dokumenty. Swój prototypowy system nazwali </text:span><text:span text:style-name="T1">World Wide Web</text:span><text:span text:style-name="T4"> (ang. Sieć Ogólnoświatowa), jakby przewidując, że istotnie stanie się on narzędziem używanym na całym świecie; Berners-Lee tworzył go od podstaw z zamierzeniem włączenia </text:span><text:span text:style-name="T1">WWW</text:span><text:span text:style-name="T4"> do Internetu. I tak, jak przewidział w latach 60tych Marshall McLuhan, a dziesięć lat po nim jeden z ojców fantastyki naukowej Sir Arthur C. Clarke – powstała teleinformatyczna sieć, dająca ludziom dostęp do wiedzy pochodzącej z całego świata na wyciągnięcie ręki. Optymizm jej twórców tylko raz zderzył się z rzeczywistością – zakładali oni, że rozbudowanie systemu do funkcjonalności, w której użytkownicy sami będą mogli zarządzać jego treścią, to kwestia sześciu miesięcy od czasu zaprezentowania pierwszej wersji. Minęło 10 lat zanim świat internetu wkroczył w epokę </text:span><text:span text:style-name="T1">Web 2.0</text:span><text:span text:style-name="T4"> – epokę blogów, forum, filmu, muzyki i telewizji w internecie. Statyczne internetowe „witryny” i „strony” miały zostać zastąpione funkcjonalnymi aplikacjami, hipertekstowe dokumenty – interaktywnymi prezentacjami z dźwiękiem i animacją.</text:span></text:p>
      <text:p text:style-name="P6"><text:span text:style-name="T4">Czasy gdy </text:span><text:span text:style-name="T1">MIT</text:span><text:span text:style-name="T4">, czy jakakolwiek inna instytucja, wytyczały kierunek i dyktowały trendy w rozwijaniu nowych metodyk pracy, czy technologii, minęły bezpowrotnie. </text:span><text:span text:style-name="T1">Web 2.0</text:span><text:span text:style-name="T4"> uczynił z internautów współautorów nowego medium; każdy mógł publikować swoje pomysły i opinie, ale nowe czasy wymagały nowego „przywództwa”. To właśnie wtedy, </text:span><text:soft-page-break/><text:span text:style-name="T4">w 2001 roku, w Snowbird, w stanie Utah, odbyła się konferencja, w której udział wzięli entuzjaści nowych technologii. Jej głównym zadaniem było wypracowanie porozumienia w sprawie metodyki pracy alternatywnej do używanego od lat 70ych „modelu kaskadowego”. Opracowano </text:span><text:span text:style-name="T2">Manifest Zwinnego Wytwarzania Oprogramowania</text:span><text:span text:style-name="T4">, zwany potocznie </text:span><text:span text:style-name="T1">Manifestem Agile</text:span><text:span text:style-name="T4">, od jego angielskiej nazwy </text:span><text:span text:style-name="T1">Manifesto for Agile Software Development</text:span><text:span text:style-name="T4">. Jego główną ideą było przedkładanie</text:span><text:span text:style-name="T4"><text:note text:id="ftn6" text:note-class="footnote"><text:note-citation>6</text:note-citation><text:note-body><text:p text:style-name="Footnote">http://pl.wikipedia.org/wiki/Manifest_Agile (stan z dnia 12.07.2011)</text:p></text:note-body></text:note></text:span><text:span text:style-name="T4">:</text:span></text:p>
      <text:p text:style-name="P1"/>
      <text:list xml:id="list2160210621" text:style-name="L1">
        <text:list-item>
          <text:p text:style-name="P9"><text:span text:style-name="T5">Ludzi i ich wzajemne interakcje (współdziałanie)</text:span><text:span text:style-name="T4"> ponad procedury i narzędzia.</text:span></text:p>
        </text:list-item>
        <text:list-item>
          <text:p text:style-name="P9"><text:span text:style-name="T5">Działające oprogramowanie</text:span><text:span text:style-name="T4"> nad wyczerpującą dokumentację.</text:span></text:p>
        </text:list-item>
        <text:list-item>
          <text:p text:style-name="P9"><text:span text:style-name="T5">Współpracę z klientem</text:span><text:span text:style-name="T4"> nad negocjację umów.</text:span></text:p>
        </text:list-item>
        <text:list-item>
          <text:p text:style-name="P9"><text:span text:style-name="T5">Reagowanie na zmiany</text:span><text:span text:style-name="T4"> nad realizowanie planu.</text:span></text:p>
        </text:list-item>
      </text:list>
      <text:p text:style-name="P3"/>
      <text:p text:style-name="P6"><text:span text:style-name="T4">Najciekawszym, moim zdaniem, aspektem </text:span><text:span text:style-name="T1">Manifestu</text:span><text:span text:style-name="T4">, jest fakt, że był pierwszym formalnym dokumentem opisującym metody, którymi przez całe lata nieoficjalnie posługiwali się najwięksi programiści, jak </text:span><text:span text:style-name="T9">wspomniany</text:span><text:span text:style-name="T4"> wcześniej współtwórca </text:span><text:span text:style-name="T1">Smalltalka –</text:span><text:span text:style-name="T4"> Dan Ingalls, czy Donald Knuth, autor wielotomowej „Sztuki Programowania” i twórca systemu składania tekstu </text:span><text:span text:style-name="T1">TEX</text:span><text:span text:style-name="T4">. W gruncie rzeczy wszystkie metody, objęte wspólną nazwą </text:span><text:span text:style-name="T1">Zwinnych</text:span><text:span text:style-name="T4">, używane były wcześniej, </text:span><text:span text:style-name="T1">Manifest</text:span><text:span text:style-name="T4"> wpisał je tylko w nowe ramy, zidentyfikował je. Na przykład metodyki typu </text:span><text:span text:style-name="T1">test-first</text:span><text:span text:style-name="T4"> znane były już pod koniec lat 90ych, odwracały one „standardową” i – można by pomyśleć – naturalną kolejność pisania oprogramowania, zakładając, że środowisko testowe programu nie powstaje w odpowiedzi na potrzebę sprawdzenia poprawności jego działania, lecz to kod programu powstaje tak, by być w pełni zgodnym z uprzednio narzuconymi ramami testu. W związku z rosnącą rolą testów w tym okresie powstawały również pierwsze automatyczne systemy ich wykonywania na kodzie, wraz z nimi – terminologia określająca m.in. testy jednostkowe i integracyjne. Pierwsze z nich, jak sama nazwa wskazuje, dotyczą testowania wyodrębnionego, atomowego elementu w kodzie – najczęściej pojedynczej metody konkretnej klasy obiektu. Testy integracyjne mają zakres szerszy i sprawdzają współpracę między kilkoma obiektami.</text:span></text:p>
      <text:p text:style-name="P6"><text:span text:style-name="T4">W 2003 r. jeden z sygnatariuszy </text:span><text:span text:style-name="T1">Manifestu</text:span><text:span text:style-name="T4">, Kent Beck, uporządkował metodyki </text:span><text:span text:style-name="T1">test-first </text:span><text:span text:style-name="T4">i zaproponował rozwiązanie o nazwie </text:span><text:span text:style-name="T1">TDD</text:span><text:span text:style-name="T4"> (</text:span><text:span text:style-name="T1">Test-Driven Development</text:span><text:span text:style-name="T4">, ang. dosł. Programowanie Testowo-Sterowane). W tym samym roku Dan North zaproponował metodykę będącą de facto rozwinięciem </text:span><text:span text:style-name="T1">TDD – </text:span><text:span text:style-name="T4">Programowanie Metodą Behawioralną (</text:span><text:span text:style-name="T1">BDD</text:span><text:span text:style-name="T4"> – </text:span><text:span text:style-name="T1">Behaviour-Driven Development</text:span><text:span text:style-name="T4">). Dan North uznał, że </text:span><text:span text:style-name="T1">TDD</text:span><text:span text:style-name="T4"> nie jest dostatecznie intuicyjne</text:span><text:span text:style-name="T1"><text:note text:id="ftn7" text:note-class="footnote"><text:note-citation>7</text:note-citation><text:note-body><text:p text:style-name="Footnote">http://dannorth.net/introducing-bdd/ (stan z dnia 12.07.2011)</text:p></text:note-body></text:note></text:span><text:span text:style-name="T4">, nie istnieją wskazówki co testować, jak szczegółowo i kiedy uznać, że test zakończył się pełnym sukcesem. </text:span><text:span text:style-name="T1">BDD</text:span><text:span text:style-name="T4"> miało rozwiązać ten problem – jego głównym założeniem jest tworzenie oprogramowania w oparciu nie o suche techniczne testy, ale „scenariusze” przewidujące możliwie jak najdokładniej wszelkie zachowania użytkownika aplikacji, zwłaszcza jego pomyłki i próby uzyskania niedozwolonego dostępu. Takie </text:span><text:soft-page-break/><text:span text:style-name="T4">postępowanie wykracza poza ramy technicznego i technologicznego zarządzania aplikacją – duży nacisk kładzie na komunikację między osobami odpowiedzialnymi za projektowanie funkcjonalności (kierownikami projektu), a tymi odpowiadającymi za implementację (programistami). </text:span><text:span text:style-name="T1">BDD</text:span><text:span text:style-name="T4"> w istocie jest filozofią, której celem jest kierowanie całością rozwoju programu, umożliwienie zleceniodawcom współpracy ze zleceniobiorcą przy całkowitym odrzuceniu sztywnych ram dokumentacji – jest więc kompleksowym rozwiązaniem, wpisującym się w wizję wytwarzania oprogramowania </text:span><text:span text:style-name="T1">Zwinnego</text:span><text:span text:style-name="T4">. Postuluje, wobec tego, o utworzenie języka pośredniego, między językiem biznesowym (dokumentacji, którą całkowicie </text:span><text:span text:style-name="T9">odrzucono)</text:span><text:span text:style-name="T4"> i technicznym (który dla filozofii nie jest istotny).</text:span></text:p>
      <text:p text:style-name="P6"><text:span text:style-name="T4">W tym miejscu należy przywołać ponownie osobę Alana Kaya, naukowca odpowiedzialnego nie tylko za podstawy Programowania Obiektowego i pionierskie prace nad graficznymi interfejsami użytkownika. Kay znany jest również w kulturze popularnej jako autor powiedzenia: „Jedyny </text:span><text:span text:style-name="T9">sposób</text:span><text:span text:style-name="T4"> by przewidzieć przyszłość, to ją wymyślić”, chociaż słowa te wypowiedziane zostały w odniesieniu do całej dziedziny nauki jaką jest informatyka, znakomicie wpisują się w ideę metodyki </text:span><text:span text:style-name="T1">BDD</text:span><text:span text:style-name="T4"> – najlepszy sposób na przewidzenie zachowań użytkownika, odpowiedzi programu, ale również wymagań jakie w przyszłości użytkownik postawi aplikacji, to stworzenie scenariuszy dla każdej możliwości.</text:span></text:p>
      <text:p text:style-name="P6"><text:span text:style-name="T4">Pierwszym frameworkiem Dana Northa był stworzony dla języka Java </text:span><text:span text:style-name="T1">JBehave</text:span><text:span text:style-name="T4">, prace rozpoczął już w 2003 r</text:span><text:span text:style-name="T4"><text:note text:id="ftn8" text:note-class="footnote"><text:note-citation>8</text:note-citation><text:note-body><text:p text:style-name="Footnote">http://edgibbs.com/2007/12/02/jbehave-and-rspec-history/</text:p></text:note-body></text:note></text:span><text:span text:style-name="T4">. Mimo sukcesu (</text:span><text:span text:style-name="T1">Jbehave</text:span><text:span text:style-name="T4"> rozwijany jest do dzisiaj) North musiał uznać, że język Java nie jest najwygodniejszym do implementacji – dowodem na to jest fakt, że wkrótce porzucił projekt, ale nie filozofię </text:span><text:span text:style-name="T1">BDD</text:span><text:span text:style-name="T4">. W 2005 r. zainspirowany projektem </text:span><text:span text:style-name="T1">RSpec</text:span><text:span text:style-name="T4">, platformą </text:span><text:span text:style-name="T1">BDD</text:span><text:span text:style-name="T4"> w języku Ruby autorstwa Dave'a Astelsa, pracował już nad </text:span><text:span text:style-name="T1">RBehave</text:span><text:span text:style-name="T1"><text:note text:id="ftn9" text:note-class="footnote"><text:note-citation>9</text:note-citation><text:note-body><text:p text:style-name="Footnote">http://dannorth.net/2007/06/17/introducing-rbehave/</text:p></text:note-body></text:note></text:span><text:span text:style-name="T4">. Chcąc uczynić z </text:span><text:span text:style-name="T1">RSpec </text:span><text:span text:style-name="T4">kompleksowe rozwiązanie połączył siły z Astelsem, Davidem Chelimskim i Aslakiem Hellesøyem – zgodnie z jego planami </text:span><text:span text:style-name="T1">RBehave </text:span><text:span text:style-name="T4">przestał istnieć jako osobny projekt i został wcielony do </text:span><text:span text:style-name="T1">Rspec</text:span><text:span text:style-name="T4">, powoli stającym się standardem w zakresie środowisk testowych platformy </text:span><text:span text:style-name="T1">Ruby on Rails</text:span><text:span text:style-name="T4"> – mimo iż ten popularny framework domyślnie wyposażony jest we własne narzędzia testujące.</text:span></text:p>
      <text:p text:style-name="P6"><text:span text:style-name="T4">Norweg Hellesøy podjął później prace nad maksymalnym uproszczeniem procesu pisania testów </text:span><text:span text:style-name="T6">i stworzeniem narzędzi, które umożliwiłyby tworzenie bardzo szczegółowych scenariuszy zachowania programu osobom, które nie mają wykształcenia programistycznego. Tak ziścił się pomysł Northa o zaprojektowaniu języka pośredniego między biznesowym a implementacyjnym; powstał </text:span><text:span text:style-name="T3">Cucumber </text:span><text:span text:style-name="T6">(ang. ogórek), platforma, której głównym przeznaczeniem </text:span><text:span text:style-name="T10">było</text:span><text:span text:style-name="T6"> generowanie odpowiedniej struktury testów, w odpowiedzi na scenariusze pisane w języku o nazwie </text:span><text:span text:style-name="T3">Gherkin</text:span><text:span text:style-name="T6"> (ang. korniszon), który łudząco przypomina potoczny język ludzki, nie tylko angielski – reagować ma on na słowa kluczowe 40 języków, wspieranych przez </text:span><text:span text:style-name="T3">Cucumber</text:span><text:span text:style-name="T6">.</text:span></text:p>
      <text:p text:style-name="P6"><text:span text:style-name="T4">Metodyka </text:span><text:span text:style-name="T1">BDD</text:span><text:span text:style-name="T4">, choć zaproponowana w 2003 r. jest nadal bardzo młoda, dopiero od </text:span><text:soft-page-break/><text:span text:style-name="T4">2010 r. można mówić o dojrzewaniu tej idei, edytory tekstowe zaczynają wspierać rozwiązania </text:span><text:span text:style-name="T1">RSpec</text:span><text:span text:style-name="T4"> i </text:span><text:span text:style-name="T1">Cucumber</text:span><text:span text:style-name="T4">, powstają też narzędzia dedykowane</text:span><text:span text:style-name="T4"><text:note text:id="ftn10" text:note-class="footnote"><text:note-citation>10</text:note-citation><text:note-body><text:p text:style-name="Footnote">http://gherkineditor.codeplex.com/</text:p></text:note-body></text:note></text:span><text:span text:style-name="T4">. Technologia stabilizuje się, przestaje tak dynamicznie zmieniać, co owocuje powstaniem wyczerpujących dokumentacji i publikacji</text:span><text:span text:style-name="T4"><text:note text:id="ftn11" text:note-class="footnote"><text:note-citation>11</text:note-citation><text:note-body><text:p text:style-name="Footnote">http://pragprog.com/book/achbd/the-rspec-book</text:p></text:note-body></text:note></text:span><text:span text:style-name="T4"> poświęconych zarówno metodyce jak i narzędziom. Nie ma już żadnych technologicznych barier, które uniemożliwiałyby tworzenie testów i scenariuszy osobom nie biorącym udziału w pisaniu kodu.</text:span></text:p>
      <text:p text:style-name="P6"><text:span text:style-name="T4">Nie można jednak mówić o kolejnej nadchodzącej globalnej rewolucji, przede wszystkim dlatego, że </text:span><text:span text:style-name="T1">BDD</text:span><text:span text:style-name="T4"> </text:span><text:span text:style-name="T9">reprezentuje</text:span><text:span text:style-name="T4"> tylko jeden z wielu sposobów wdrożenia idei Programowania Zwinnego, a samo w sobie jest rozwinięciem pomysłu TDD. Inaczej niż w połowie lat 60ych XX wieku nie istnieje obecnie jeden ośrodek decyzyjny nadający kierunek całej nauce programowania. Z drugiej jednak strony trudno nazywać nowe techniki odłamami „lokalnymi” w dobie internetu, zwłaszcza w dziedzinie, która z tym medium jest tak silnie i naturalnie związana. Przyjęcie danej metodyki jest więc dyktowane tylko osobistymi upodobaniami zarządzających projekt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eTekst1" style:family="paragraph" style:parent-style-name="Standard" style:auto-update="true" style:class="text"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style:font-size-asian="10.5pt"/>
    </style:style>
    <style:style style:name="eNagłówek1" style:family="paragraph" style:parent-style-name="Header" style:class="text" style:master-page-name="">
      <style:paragraph-properties fo:text-align="center" style:justify-single-word="false" style:page-number="auto"/>
      <style:text-properties fo:font-size="14pt" fo:font-weight="bold"/>
    </style:style>
    <style:style style:name="eTekst2" style:family="paragraph" style:parent-style-name="eTekst1" style:master-page-name="">
      <style:paragraph-properties fo:margin-left="0cm" fo:margin-right="0cm" fo:margin-top="0cm" fo:margin-bottom="0cm" fo:text-align="end" style:justify-single-word="false" fo:text-indent="0cm" style:auto-text-indent="false" style:page-number="auto"/>
      <style:text-properties fo:font-size="9pt" style:font-size-asian="10.5pt"/>
    </style:style>
    <style:style style:name="Footnote" style:family="paragraph" style:parent-style-name="Standard" style:auto-update="true" style:class="extra" style:master-page-name="">
      <style:paragraph-properties fo:margin-left="0.499cm" fo:margin-right="0cm" fo:margin-top="0.101cm" fo:margin-bottom="0.101cm" fo:text-indent="-0.499cm" style:auto-text-indent="false" style:page-number="auto" text:number-lines="false" text:line-number="0"/>
      <style:text-properties style:font-name="Trebuchet MS" fo:font-size="8pt" style:font-size-asian="10pt" style:font-size-complex="10pt"/>
    </style:style>
    <style:style style:name="eLista1" style:family="paragraph" style:parent-style-name="eTekst1" style:class="list" style:master-page-name="">
      <style:paragraph-properties fo:margin-top="0cm" fo:margin-bottom="0cm"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Tahoma" style:font-size-complex="14pt"/>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Tahoma" style:font-size-complex="24pt"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001cm" style:type="center"/>
          <style:tab-stop style:position="18.002cm" style:type="right"/>
        </style:tab-stops>
      </style:paragraph-properties>
      <style:text-properties style:font-name="DejaVu Sans Mono" fo:font-size="10pt"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88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0.91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page-count>8</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kub Żuchowski</meta:initial-creator>
    <meta:creation-date>2011-03-14T20:23:32</meta:creation-date>
    <dc:date>2011-07-20T16:08:13</dc:date>
    <dc:creator>Jakub Żuchowski</dc:creator>
    <meta:editing-duration>P4DT5H20M26S</meta:editing-duration>
    <meta:editing-cycles>206</meta:editing-cycles>
    <meta:generator>LibreOffice/3.3$Linux LibreOffice_project/330m19$Build-202</meta:generator>
    <meta:document-statistic meta:table-count="0" meta:image-count="0" meta:object-count="0" meta:page-count="8" meta:paragraph-count="39" meta:word-count="3190" meta:character-count="23325"/>
  </office:meta>
</office:document-meta>
</file>